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Wingdings" svg:font-family="Wingdings, 方正书宋_GBK"/>
    <style:font-face style:name="宋体" svg:font-family="宋体, 方正书宋_GBK"/>
    <style:font-face style:name="黑体" svg:font-family="黑体, 方正黑体_GBK"/>
    <style:font-face style:name="Arial" svg:font-family="Arial, 'Liberation Sans'" style:font-family-generic="swiss"/>
    <style:font-face style:name="FreeSans1" svg:font-family="FreeSans" style:font-family-generic="swiss"/>
    <style:font-face style:name="Courier 10 Pitch" svg:font-family="'Courier 10 Pitch'" style:font-pitch="fixed"/>
    <style:font-face style:name="Ubuntu" svg:font-family="Ubuntu" style:font-pitch="variable"/>
    <style:font-face style:name="Ubuntu Medium" svg:font-family="'Ubuntu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7972in" fo:margin-left="0.0104in" table:align="left" style:writing-mode="lr-tb"/>
    </style:style>
    <style:style style:name="Table1.A" style:family="table-column">
      <style:table-column-properties style:column-width="1.5in"/>
    </style:style>
    <style:style style:name="Table1.B" style:family="table-column">
      <style:table-column-properties style:column-width="2.1146in"/>
    </style:style>
    <style:style style:name="Table1.C" style:family="table-column">
      <style:table-column-properties style:column-width="0.9896in"/>
    </style:style>
    <style:style style:name="Table1.D" style:family="table-column">
      <style:table-column-properties style:column-width="1.193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021in" fo:margin-left="0.0056in" table:align="left" style:writing-mode="lr-tb"/>
    </style:style>
    <style:style style:name="Table2.A" style:family="table-column">
      <style:table-column-properties style:column-width="1.5625in"/>
    </style:style>
    <style:style style:name="Table2.B" style:family="table-column">
      <style:table-column-properties style:column-width="2.0521in"/>
    </style:style>
    <style:style style:name="Table2.C" style:family="table-column">
      <style:table-column-properties style:column-width="0.9896in"/>
    </style:style>
    <style:style style:name="Table2.D" style:family="table-column">
      <style:table-column-properties style:column-width="1.197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2.8839in" style:type="center"/>
          <style:tab-stop style:position="5.7681in" style:type="right"/>
        </style:tab-stops>
      </style:paragraph-properties>
    </style:style>
    <style:style style:name="P2" style:family="paragraph" style:parent-style-name="Footer">
      <style:paragraph-properties>
        <style:tab-stops>
          <style:tab-stop style:position="2.8839in" style:type="center"/>
          <style:tab-stop style:position="5.7681in" style:type="right"/>
        </style:tab-stops>
      </style:paragraph-properties>
    </style:style>
    <style:style style:name="P3" style:family="paragraph" style:parent-style-name="Standard">
      <style:paragraph-properties style:snap-to-layout-grid="false"/>
      <style:text-properties style:font-name="Arial" fo:font-size="10.5pt" style:font-size-asian="10.5pt" style:font-name-complex="Arial" style:font-size-complex="10.5pt"/>
    </style:style>
    <style:style style:name="P4" style:family="paragraph" style:parent-style-name="Standard">
      <style:text-properties fo:color="#990000" style:font-name="Ubuntu" fo:font-size="12pt" fo:font-weight="bold" style:font-name-asian="Ubuntu" style:font-size-asian="12pt" style:font-weight-asian="bold" style:font-size-complex="12pt" style:font-weight-complex="bold"/>
    </style:style>
    <style:style style:name="P5" style:family="paragraph" style:parent-style-name="Standard">
      <style:text-properties fo:color="#990000" style:font-name="Ubuntu" fo:font-size="12pt" fo:font-weight="bold" officeooo:rsid="000f67f1" officeooo:paragraph-rsid="005a7e40" style:font-name-asian="Ubuntu" style:font-size-asian="12pt" style:font-weight-asian="bold" style:font-size-complex="12pt" style:font-weight-complex="bold"/>
    </style:style>
    <style:style style:name="P6" style:family="paragraph" style:parent-style-name="Standard">
      <style:text-properties fo:color="#990000" style:font-name="Ubuntu" fo:font-size="12pt" fo:font-weight="bold" officeooo:rsid="0023910a" style:font-name-asian="Ubuntu" style:font-size-asian="12pt" style:font-weight-asian="bold" style:font-name-complex="Ubuntu Mono" style:font-size-complex="12pt" style:font-weight-complex="bold"/>
    </style:style>
    <style:style style:name="P7" style:family="paragraph" style:parent-style-name="Standard">
      <style:paragraph-properties fo:text-align="start" style:justify-single-word="false"/>
      <style:text-properties fo:color="#990000" style:font-name="Courier 10 Pitch" fo:font-size="12pt" fo:font-weight="bold" officeooo:rsid="00879554" officeooo:paragraph-rsid="00879554" style:font-name-asian="Ubuntu Medium" style:font-size-asian="12pt" style:font-weight-asian="bold" style:font-size-complex="12pt" style:font-weight-complex="bold"/>
    </style:style>
    <style:style style:name="P8" style:family="paragraph" style:parent-style-name="Standard">
      <style:paragraph-properties fo:text-align="end" style:justify-single-word="false"/>
      <style:text-properties fo:color="#006699" style:font-name="Ubuntu" fo:font-size="22pt" fo:font-weight="bold" style:font-name-asian="Ubuntu" style:font-size-asian="22pt" style:font-weight-asian="bold" style:font-size-complex="22pt" style:font-weight-complex="bold"/>
    </style:style>
    <style:style style:name="P9" style:family="paragraph" style:parent-style-name="Standard">
      <style:paragraph-properties fo:text-align="end" style:justify-single-word="false"/>
      <style:text-properties fo:color="#006699" style:font-name="Ubuntu" fo:font-size="12pt" fo:font-weight="bold" style:font-name-asian="Ubuntu" style:font-size-asian="12pt" style:font-weight-asian="bold" style:font-size-complex="12pt" style:font-weight-complex="bold"/>
    </style:style>
    <style:style style:name="P10" style:family="paragraph" style:parent-style-name="Standard">
      <style:paragraph-properties fo:text-align="end" style:justify-single-word="false"/>
      <style:text-properties fo:color="#006699" style:font-name="Ubuntu Medium" fo:font-size="22pt" fo:font-weight="bold" style:font-name-asian="Ubuntu Medium" style:font-size-asian="22pt" style:font-weight-asian="bold" style:font-size-complex="22pt" style:font-weight-complex="bold"/>
    </style:style>
    <style:style style:name="P11" style:family="paragraph" style:parent-style-name="Standard">
      <style:text-properties style:font-name="Ubuntu"/>
    </style:style>
    <style:style style:name="P12" style:family="paragraph" style:parent-style-name="Standard">
      <style:text-properties style:font-name="Ubuntu" style:font-name-asian="Ubuntu"/>
    </style:style>
    <style:style style:name="P13" style:family="paragraph" style:parent-style-name="Standard">
      <style:text-properties style:font-name="Ubuntu" fo:font-size="10.5pt" style:font-name-asian="Ubuntu" style:font-size-asian="10.5pt" style:font-size-complex="10.5pt"/>
    </style:style>
    <style:style style:name="P14" style:family="paragraph" style:parent-style-name="Standard">
      <style:paragraph-properties fo:text-align="end" style:justify-single-word="false"/>
      <style:text-properties style:font-name="Ubuntu" fo:font-size="22pt" style:font-name-asian="Ubuntu" style:font-size-asian="22pt" style:font-size-complex="22pt"/>
    </style:style>
    <style:style style:name="P15" style:family="paragraph" style:parent-style-name="Standard">
      <style:text-properties style:font-name="Ubuntu" fo:font-size="9pt" style:font-size-asian="9pt" style:font-size-complex="9pt"/>
    </style:style>
    <style:style style:name="P16" style:family="paragraph" style:parent-style-name="Standard">
      <style:paragraph-properties fo:text-align="justify" style:justify-single-word="false"/>
      <style:text-properties style:font-name="Ubuntu" fo:font-size="9pt" style:font-size-asian="9pt" style:font-size-complex="9pt"/>
    </style:style>
    <style:style style:name="P17" style:family="paragraph" style:parent-style-name="Standard">
      <style:text-properties style:font-name="Ubuntu" fo:font-size="9pt" fo:font-style="italic" style:font-size-asian="9pt" style:font-style-asian="italic" style:font-size-complex="9pt" style:font-style-complex="italic"/>
    </style:style>
    <style:style style:name="P18" style:family="paragraph" style:parent-style-name="Standard">
      <style:paragraph-properties fo:text-align="start" style:justify-single-word="false"/>
      <style:text-properties style:font-name="Ubuntu" fo:font-size="9pt" fo:font-style="italic" style:font-size-asian="9pt" style:font-style-asian="italic" style:font-name-complex="Ubuntu Mono" style:font-size-complex="9pt" style:font-style-complex="italic"/>
    </style:style>
    <style:style style:name="P19" style:family="paragraph" style:parent-style-name="Standard">
      <style:paragraph-properties fo:margin-left="0.2917in" fo:margin-right="0in" fo:text-indent="0in" style:auto-text-indent="false"/>
      <style:text-properties style:use-window-font-color="true" style:font-name="Ubuntu" fo:font-size="11pt" fo:font-weight="bold" style:font-name-asian="Ubuntu" style:font-size-asian="11pt" style:font-weight-asian="bold" style:font-size-complex="11pt" style:font-weight-complex="bold"/>
    </style:style>
    <style:style style:name="P20" style:family="paragraph" style:parent-style-name="Standard">
      <style:paragraph-properties fo:margin-left="0.2917in" fo:margin-right="0in" fo:text-indent="0in" style:auto-text-indent="false"/>
      <style:text-properties style:font-name="Ubuntu" style:font-name-asian="Ubuntu"/>
    </style:style>
    <style:style style:name="P21" style:family="paragraph" style:parent-style-name="Standard">
      <style:paragraph-properties fo:margin-left="0.2917in" fo:margin-right="0in" fo:text-align="justify" style:justify-single-word="false" fo:text-indent="0in" style:auto-text-indent="false"/>
      <style:text-properties style:font-name="Ubuntu" style:font-name-asian="Ubuntu"/>
    </style:style>
    <style:style style:name="P22" style:family="paragraph" style:parent-style-name="Standard">
      <style:paragraph-properties fo:margin-left="0.2917in" fo:margin-right="0in" fo:text-indent="0in" style:auto-text-indent="false"/>
      <style:text-properties style:font-name="Ubuntu" officeooo:paragraph-rsid="005a7e40" style:font-name-asian="Ubuntu"/>
    </style:style>
    <style:style style:name="P23" style:family="paragraph" style:parent-style-name="Standard">
      <style:paragraph-properties fo:margin-left="0.2917in" fo:margin-right="0in" fo:text-indent="0in" style:auto-text-indent="false"/>
      <style:text-properties style:font-name="Ubuntu" fo:font-size="10.5pt" style:font-name-asian="Ubuntu" style:font-size-asian="10.5pt" style:font-size-complex="10.5pt"/>
    </style:style>
    <style:style style:name="P24" style:family="paragraph" style:parent-style-name="Standard">
      <style:paragraph-properties fo:margin-left="0.2917in" fo:margin-right="0in" fo:text-indent="0in" style:auto-text-indent="false"/>
      <style:text-properties style:font-name="Ubuntu" fo:font-size="10.5pt" officeooo:paragraph-rsid="0069bb8e" style:font-name-asian="Ubuntu" style:font-size-asian="10.5pt" style:font-size-complex="10.5pt"/>
    </style:style>
    <style:style style:name="P25" style:family="paragraph" style:parent-style-name="Standard">
      <style:paragraph-properties fo:margin-left="0.2917in" fo:margin-right="0in" fo:text-indent="0in" style:auto-text-indent="false"/>
      <style:text-properties style:font-name="Ubuntu" fo:font-size="10.5pt" officeooo:paragraph-rsid="0070c562" style:font-name-asian="Ubuntu" style:font-size-asian="10.5pt" style:font-size-complex="10.5pt"/>
    </style:style>
    <style:style style:name="P26" style:family="paragraph" style:parent-style-name="Standard">
      <style:paragraph-properties fo:margin-left="0.2917in" fo:margin-right="0in" fo:text-indent="0in" style:auto-text-indent="false"/>
      <style:text-properties style:font-name="Ubuntu" fo:font-size="11pt" fo:font-weight="bold" style:font-name-asian="Ubuntu" style:font-size-asian="11pt" style:font-weight-asian="bold" style:font-size-complex="11pt" style:font-weight-complex="bold"/>
    </style:style>
    <style:style style:name="P27" style:family="paragraph" style:parent-style-name="Standard">
      <style:paragraph-properties fo:margin-left="0.2917in" fo:margin-right="0in" fo:text-indent="0in" style:auto-text-indent="false"/>
      <style:text-properties style:font-name="Ubuntu" fo:font-size="11pt" style:font-name-asian="Ubuntu" style:font-size-asian="11pt" style:font-size-complex="11pt"/>
    </style:style>
    <style:style style:name="P28" style:family="paragraph" style:parent-style-name="Standard">
      <style:paragraph-properties fo:margin-left="0.2917in" fo:margin-right="0in" fo:text-indent="0in" style:auto-text-indent="false"/>
      <style:text-properties fo:color="#006699" style:font-name="Ubuntu" fo:font-size="9pt" style:font-name-asian="Ubuntu" style:font-size-asian="9pt" style:font-size-complex="9pt"/>
    </style:style>
    <style:style style:name="P29" style:family="paragraph" style:parent-style-name="Standard">
      <style:paragraph-properties fo:margin-left="0.2917in" fo:margin-right="0in" fo:text-indent="0in" style:auto-text-indent="false"/>
      <style:text-properties fo:color="#006699" style:font-name="Ubuntu" fo:font-size="9pt" officeooo:rsid="0016fbe7" officeooo:paragraph-rsid="005a7e40" style:font-name-asian="Ubuntu" style:font-size-asian="9pt" style:font-size-complex="9pt"/>
    </style:style>
    <style:style style:name="P30" style:family="paragraph" style:parent-style-name="Standard">
      <style:paragraph-properties fo:margin-left="0.2917in" fo:margin-right="0in" fo:text-indent="0in" style:auto-text-indent="false"/>
      <style:text-properties fo:color="#006699" style:font-name="Ubuntu" fo:font-size="9pt" officeooo:rsid="0011754f" style:font-name-asian="Ubuntu" style:font-size-asian="9pt" style:font-size-complex="9pt"/>
    </style:style>
    <style:style style:name="P31" style:family="paragraph" style:parent-style-name="Standard">
      <style:paragraph-properties fo:margin-left="0.2917in" fo:margin-right="0in" fo:text-indent="0in" style:auto-text-indent="false"/>
      <style:text-properties fo:color="#006699" style:font-name="Ubuntu" fo:font-size="9pt" officeooo:rsid="0023910a" style:font-name-asian="Ubuntu" style:font-size-asian="9pt" style:font-name-complex="Ubuntu Mono" style:font-size-complex="9pt"/>
    </style:style>
    <style:style style:name="P32" style:family="paragraph" style:parent-style-name="Standard">
      <style:paragraph-properties fo:margin-left="0.2917in" fo:margin-right="0in" fo:text-indent="0in" style:auto-text-indent="false"/>
      <style:text-properties fo:color="#006699" style:font-name="Ubuntu" fo:font-size="10.5pt" officeooo:rsid="00517ade" style:font-name-asian="Ubuntu" style:font-size-asian="10.5pt" style:font-size-complex="10.5pt"/>
    </style:style>
    <style:style style:name="P33" style:family="paragraph" style:parent-style-name="Standard">
      <style:paragraph-properties fo:margin-left="0.5835in" fo:margin-right="0in" fo:text-indent="0in" style:auto-text-indent="false"/>
      <style:text-properties style:font-name="Ubuntu" fo:font-size="10.5pt" style:font-name-asian="Ubuntu" style:font-size-asian="10.5pt" style:font-size-complex="10.5pt"/>
    </style:style>
    <style:style style:name="P34" style:family="paragraph" style:parent-style-name="Standard">
      <style:paragraph-properties fo:margin-left="0.5835in" fo:margin-right="0in" fo:text-indent="0in" style:auto-text-indent="false"/>
      <style:text-properties style:font-name="Ubuntu" fo:font-size="10.5pt" officeooo:paragraph-rsid="0067f832" style:font-name-asian="Ubuntu" style:font-size-asian="10.5pt" style:font-size-complex="10.5pt"/>
    </style:style>
    <style:style style:name="P35" style:family="paragraph" style:parent-style-name="Standard">
      <style:paragraph-properties fo:margin-left="0.5835in" fo:margin-right="0in" fo:text-indent="0in" style:auto-text-indent="false"/>
      <style:text-properties style:font-name="Ubuntu" fo:font-size="10.5pt" officeooo:paragraph-rsid="0070c562" style:font-name-asian="Ubuntu" style:font-size-asian="10.5pt" style:font-size-complex="10.5pt"/>
    </style:style>
    <style:style style:name="P36" style:family="paragraph" style:parent-style-name="Standard">
      <style:paragraph-properties fo:margin-left="0.5835in" fo:margin-right="0in" fo:text-indent="0in" style:auto-text-indent="false"/>
      <style:text-properties style:font-name="Ubuntu" fo:font-size="10.5pt" officeooo:paragraph-rsid="00725d1a" style:font-name-asian="Ubuntu" style:font-size-asian="10.5pt" style:font-size-complex="10.5pt"/>
    </style:style>
    <style:style style:name="P37" style:family="paragraph" style:parent-style-name="Standard">
      <style:paragraph-properties fo:margin-left="0.5835in" fo:margin-right="0in" fo:text-indent="0in" style:auto-text-indent="false"/>
      <style:text-properties fo:color="#006699" style:font-name="Ubuntu" fo:font-size="9pt" officeooo:paragraph-rsid="0070c562" style:font-name-asian="Ubuntu" style:font-size-asian="9pt" style:font-size-complex="9pt"/>
    </style:style>
    <style:style style:name="P38" style:family="paragraph" style:parent-style-name="Standard">
      <style:paragraph-properties fo:margin-left="0.5835in" fo:margin-right="0in" fo:text-indent="0in" style:auto-text-indent="false"/>
      <style:text-properties fo:color="#006699" style:font-name="Ubuntu" fo:font-size="9pt" officeooo:rsid="002da70e" officeooo:paragraph-rsid="0070c562" style:font-name-asian="Ubuntu" style:font-size-asian="9pt" style:font-size-complex="9pt"/>
    </style:style>
    <style:style style:name="P39" style:family="paragraph" style:parent-style-name="Standard">
      <style:paragraph-properties fo:text-align="start" style:justify-single-word="false"/>
      <style:text-properties fo:color="#990000" style:font-name="Courier 10 Pitch" fo:font-size="12pt" fo:font-weight="bold" officeooo:rsid="00879554" officeooo:paragraph-rsid="008844d6" style:font-name-asian="Ubuntu Medium" style:font-size-asian="12pt" style:font-weight-asian="bold" style:font-size-complex="12pt" style:font-weight-complex="bold"/>
    </style:style>
    <style:style style:name="P40" style:family="paragraph" style:parent-style-name="Standard" style:master-page-name="Standard">
      <style:paragraph-properties fo:text-align="start" style:justify-single-word="false" style:page-number="1"/>
      <style:text-properties fo:color="#990000" style:font-name="Courier 10 Pitch" fo:font-size="12pt" fo:font-weight="bold" officeooo:rsid="00879554" officeooo:paragraph-rsid="00879554" style:font-name-asian="Ubuntu Medium" style:font-size-asian="12pt" style:font-weight-asian="bold" style:font-size-complex="12pt"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fo:font-weight="normal" officeooo:rsid="00229301" style:font-weight-asian="normal" style:font-weight-complex="normal"/>
    </style:style>
    <style:style style:name="T4" style:family="text">
      <style:text-properties style:use-window-font-color="true" fo:font-weight="normal" officeooo:rsid="0069bb8e" style:font-weight-asian="normal" style:font-weight-complex="normal"/>
    </style:style>
    <style:style style:name="T5" style:family="text">
      <style:text-properties style:use-window-font-color="true" fo:font-weight="normal" officeooo:rsid="00229301" style:font-weight-asian="normal" style:font-name-complex="Ubuntu Mono" style:font-weight-complex="normal"/>
    </style:style>
    <style:style style:name="T6" style:family="text">
      <style:text-properties style:use-window-font-color="true" fo:font-weight="normal" officeooo:rsid="0069bb8e" style:font-weight-asian="normal" style:font-name-complex="Ubuntu Mono" style:font-weight-complex="normal"/>
    </style:style>
    <style:style style:name="T7" style:family="text">
      <style:text-properties style:use-window-font-color="true" fo:font-size="9pt" fo:font-weight="normal" officeooo:rsid="00229301" style:font-size-asian="9pt" style:font-weight-asian="normal" style:font-name-complex="Ubuntu Mono" style:font-size-complex="9pt" style:font-weight-complex="normal"/>
    </style:style>
    <style:style style:name="T8" style:family="text">
      <style:text-properties style:use-window-font-color="true" fo:font-size="10.5pt" fo:font-weight="bold" style:font-size-asian="10.5pt" style:font-weight-asian="bold" style:font-size-complex="10.5pt" style:font-weight-complex="bold"/>
    </style:style>
    <style:style style:name="T9" style:family="text">
      <style:text-properties style:use-window-font-color="true" fo:font-size="10.5pt" style:font-size-asian="10.5pt" style:font-size-complex="10.5pt"/>
    </style:style>
    <style:style style:name="T10" style:family="text">
      <style:text-properties style:use-window-font-color="true" fo:font-size="10.5pt" fo:font-weight="normal" officeooo:rsid="00229301" style:font-size-asian="10.5pt" style:font-weight-asian="normal" style:font-name-complex="Ubuntu Mono" style:font-size-complex="10.5pt" style:font-weight-complex="normal"/>
    </style:style>
    <style:style style:name="T11" style:family="text">
      <style:text-properties fo:font-weight="bold" style:font-weight-asian="bold" style:font-weight-complex="bold"/>
    </style:style>
    <style:style style:name="T12" style:family="text">
      <style:text-properties fo:font-weight="bold" officeooo:rsid="000f67f1" style:font-weight-asian="bold" style:font-weight-complex="bold"/>
    </style:style>
    <style:style style:name="T13" style:family="text">
      <style:text-properties officeooo:rsid="001ae280"/>
    </style:style>
    <style:style style:name="T14" style:family="text">
      <style:text-properties officeooo:rsid="00229301"/>
    </style:style>
    <style:style style:name="T15" style:family="text">
      <style:text-properties style:font-name-complex="Ubuntu Mono"/>
    </style:style>
    <style:style style:name="T16" style:family="text">
      <style:text-properties officeooo:rsid="0023910a" style:font-name-complex="Ubuntu Mono"/>
    </style:style>
    <style:style style:name="T17" style:family="text">
      <style:text-properties officeooo:rsid="0029ab0b"/>
    </style:style>
    <style:style style:name="T18" style:family="text">
      <style:text-properties officeooo:rsid="002a2475"/>
    </style:style>
    <style:style style:name="T19" style:family="text">
      <style:text-properties officeooo:rsid="002da70e"/>
    </style:style>
    <style:style style:name="T20" style:family="text">
      <style:text-properties officeooo:rsid="002eef5d"/>
    </style:style>
    <style:style style:name="T21" style:family="text">
      <style:text-properties fo:font-size="9pt" style:font-size-asian="9pt" style:font-size-complex="9pt"/>
    </style:style>
    <style:style style:name="T22" style:family="text">
      <style:text-properties fo:color="#006699"/>
    </style:style>
    <style:style style:name="T23" style:family="text">
      <style:text-properties fo:color="#006699" fo:font-size="9pt" style:font-size-asian="9pt" style:font-size-complex="9pt"/>
    </style:style>
    <style:style style:name="T24" style:family="text">
      <style:text-properties fo:color="#006699" fo:font-size="9pt" officeooo:rsid="0016fbe7" style:font-size-asian="9pt" style:font-size-complex="9pt"/>
    </style:style>
    <style:style style:name="T25" style:family="text">
      <style:text-properties fo:color="#006699" fo:font-size="9pt" officeooo:rsid="0011754f" style:font-size-asian="9pt" style:font-size-complex="9pt"/>
    </style:style>
    <style:style style:name="T26" style:family="text">
      <style:text-properties fo:color="#006699" fo:font-size="9pt" officeooo:rsid="00136393" style:font-size-asian="9pt" style:font-size-complex="9pt"/>
    </style:style>
    <style:style style:name="T27" style:family="text">
      <style:text-properties fo:color="#006699" fo:font-size="9pt" officeooo:rsid="000f67f1" style:font-size-asian="9pt" style:font-size-complex="9pt"/>
    </style:style>
    <style:style style:name="T28" style:family="text">
      <style:text-properties fo:color="#006699" fo:font-size="9pt" officeooo:rsid="001ae280" style:font-size-asian="9pt" style:font-size-complex="9pt"/>
    </style:style>
    <style:style style:name="T29" style:family="text">
      <style:text-properties fo:color="#006699" fo:font-size="9pt" officeooo:rsid="001cb8fc" style:font-size-asian="9pt" style:font-size-complex="9pt"/>
    </style:style>
    <style:style style:name="T30" style:family="text">
      <style:text-properties fo:color="#006699" fo:font-size="9pt" officeooo:rsid="001e2fb4" style:font-size-asian="9pt" style:font-size-complex="9pt"/>
    </style:style>
    <style:style style:name="T31" style:family="text">
      <style:text-properties fo:color="#006699" fo:font-size="9pt" officeooo:rsid="001e6801" style:font-size-asian="9pt" style:font-size-complex="9pt"/>
    </style:style>
    <style:style style:name="T32" style:family="text">
      <style:text-properties fo:color="#006699" fo:font-size="9pt" officeooo:rsid="0025e37a" style:font-size-asian="9pt" style:font-size-complex="9pt"/>
    </style:style>
    <style:style style:name="T33" style:family="text">
      <style:text-properties fo:color="#006699" fo:font-size="9pt" officeooo:rsid="002a2475" style:font-size-asian="9pt" style:font-size-complex="9pt"/>
    </style:style>
    <style:style style:name="T34" style:family="text">
      <style:text-properties fo:color="#006699" fo:font-size="9pt" officeooo:rsid="0031ff0d" style:font-size-asian="9pt" style:font-size-complex="9pt"/>
    </style:style>
    <style:style style:name="T35" style:family="text">
      <style:text-properties fo:color="#006699" fo:font-size="9pt" officeooo:rsid="002a0b19" style:font-size-asian="9pt" style:font-size-complex="9pt"/>
    </style:style>
    <style:style style:name="T36" style:family="text">
      <style:text-properties fo:color="#006699" fo:font-size="9pt" officeooo:rsid="0029ab0b" style:font-size-asian="9pt" style:font-size-complex="9pt"/>
    </style:style>
    <style:style style:name="T37" style:family="text">
      <style:text-properties fo:color="#006699" fo:font-size="9pt" officeooo:rsid="003838b2" style:font-size-asian="9pt" style:font-size-complex="9pt"/>
    </style:style>
    <style:style style:name="T38" style:family="text">
      <style:text-properties fo:color="#006699" fo:font-size="9pt" officeooo:rsid="00371eaf" style:font-size-asian="9pt" style:font-size-complex="9pt"/>
    </style:style>
    <style:style style:name="T39" style:family="text">
      <style:text-properties fo:color="#006699" fo:font-size="9pt" officeooo:rsid="00725d1a" style:font-size-asian="9pt" style:font-size-complex="9pt"/>
    </style:style>
    <style:style style:name="T40" style:family="text">
      <style:text-properties fo:color="#006699" fo:font-size="9pt" officeooo:rsid="00783647" style:font-size-asian="9pt" style:font-size-complex="9pt"/>
    </style:style>
    <style:style style:name="T41" style:family="text">
      <style:text-properties fo:color="#006699" fo:font-size="9pt" officeooo:rsid="00517ade" style:font-size-asian="9pt" style:font-size-complex="9pt"/>
    </style:style>
    <style:style style:name="T42" style:family="text">
      <style:text-properties fo:color="#006699" fo:font-size="9pt" officeooo:rsid="00276657" style:font-size-asian="9pt" style:font-size-complex="9pt"/>
    </style:style>
    <style:style style:name="T43" style:family="text">
      <style:text-properties fo:color="#006699" fo:font-size="9pt" style:font-size-asian="9pt" style:font-name-complex="Ubuntu Mono" style:font-size-complex="9pt"/>
    </style:style>
    <style:style style:name="T44" style:family="text">
      <style:text-properties fo:color="#006699" fo:font-size="9pt" officeooo:rsid="0023910a" style:font-size-asian="9pt" style:font-name-complex="Ubuntu Mono" style:font-size-complex="9pt"/>
    </style:style>
    <style:style style:name="T45" style:family="text">
      <style:text-properties fo:color="#006699" fo:font-size="9pt" officeooo:rsid="006f2734" style:font-size-asian="9pt" style:font-name-complex="Ubuntu Mono" style:font-size-complex="9pt"/>
    </style:style>
    <style:style style:name="T46" style:family="text">
      <style:text-properties fo:color="#006699" fo:font-size="9pt" fo:font-weight="normal" officeooo:rsid="0025e37a" style:font-size-asian="9pt" style:font-weight-asian="normal" style:font-size-complex="9pt" style:font-weight-complex="normal"/>
    </style:style>
    <style:style style:name="T47" style:family="text">
      <style:text-properties fo:color="#006699" fo:font-size="9pt" fo:font-weight="normal" officeooo:rsid="0025e37a" style:font-size-asian="9pt" style:font-weight-asian="normal" style:font-name-complex="Ubuntu Mono" style:font-size-complex="9pt" style:font-weight-complex="normal"/>
    </style:style>
    <style:style style:name="T48" style:family="text">
      <style:text-properties fo:color="#006699" fo:font-size="9pt" fo:font-weight="normal" officeooo:rsid="00229301" style:font-size-asian="9pt" style:font-weight-asian="normal" style:font-name-complex="Ubuntu Mono" style:font-size-complex="9pt" style:font-weight-complex="normal"/>
    </style:style>
    <style:style style:name="T49" style:family="text">
      <style:text-properties fo:color="#006699" style:font-name-complex="Ubuntu Mono"/>
    </style:style>
    <style:style style:name="T50" style:family="text">
      <style:text-properties fo:color="#006699" officeooo:rsid="002a2475"/>
    </style:style>
    <style:style style:name="T51" style:family="text">
      <style:text-properties fo:color="#006699" officeooo:rsid="00229301"/>
    </style:style>
    <style:style style:name="T52" style:family="text">
      <style:text-properties fo:color="#006699" officeooo:rsid="002da70e"/>
    </style:style>
    <style:style style:name="T53" style:family="text">
      <style:text-properties fo:color="#006699" fo:font-weight="bold" style:font-weight-asian="bold" style:font-weight-complex="bold"/>
    </style:style>
    <style:style style:name="T54" style:family="text">
      <style:text-properties fo:color="#006699" fo:font-weight="bold" officeooo:rsid="0076e774" style:font-weight-asian="bold" style:font-weight-complex="bold"/>
    </style:style>
    <style:style style:name="T55" style:family="text">
      <style:text-properties fo:color="#006699" style:font-name="Ubuntu" fo:font-size="12pt" fo:font-weight="bold" style:font-name-asian="Ubuntu" style:font-size-asian="12pt" style:font-weight-asian="bold" style:font-size-complex="12pt" style:font-weight-complex="bold"/>
    </style:style>
    <style:style style:name="T56" style:family="text">
      <style:text-properties fo:color="#990000" style:font-name="Ubuntu" fo:font-size="12pt" fo:font-weight="bold" style:font-name-asian="Ubuntu" style:font-size-asian="12pt" style:font-weight-asian="bold" style:font-size-complex="12pt" style:font-weight-complex="bold"/>
    </style:style>
    <style:style style:name="T57" style:family="text">
      <style:text-properties fo:color="#990000" style:font-name="Ubuntu" fo:font-size="12pt" fo:font-weight="bold" officeooo:rsid="00750ef8" style:font-name-asian="Ubuntu" style:font-size-asian="12pt" style:font-weight-asian="bold" style:font-size-complex="12pt" style:font-weight-complex="bold"/>
    </style:style>
    <style:style style:name="T58" style:family="text">
      <style:text-properties officeooo:rsid="0011754f"/>
    </style:style>
    <style:style style:name="T59" style:family="text">
      <style:text-properties officeooo:rsid="0031ff0d"/>
    </style:style>
    <style:style style:name="T60" style:family="text">
      <style:text-properties officeooo:rsid="002a0b19"/>
    </style:style>
    <style:style style:name="T61" style:family="text">
      <style:text-properties officeooo:rsid="0076e774"/>
    </style:style>
    <style:style style:name="T62" style:family="text">
      <style:text-properties fo:font-size="10.5pt" style:font-size-asian="10.5pt" style:font-name-complex="Ubuntu Mono" style:font-size-complex="10.5pt"/>
    </style:style>
    <style:style style:name="T63" style:family="text">
      <style:text-properties officeooo:rsid="008844d6"/>
    </style:style>
    <style:style style:name="fr1" style:family="graphic" style:parent-style-name="Frame">
      <style:graphic-properties fo:margin-left="0.1256in" fo:margin-right="0in" style:run-through="background" style:wrap="run-through" style:number-wrapped-paragraphs="no-limit" style:vertical-pos="from-top" style:vertical-rel="paragraph" style:horizontal-pos="center" style:horizontal-rel="page-content" fo:background-color="#ffffff" style:background-transparency="100%"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p>
      <text:p text:style-name="P39"># <text:span text:style-name="T63">Copyright (C) 2016, Vector Li (idorax@126.com)</text:span></text:p>
      <text:p text:style-name="P7">#</text:p>
      <text:p text:style-name="P10">About This Book</text:p>
      <text:p text:style-name="P10">关于这本书</text:p>
      <text:p text:style-name="P9"/>
      <text:p text:style-name="Standard"><text:span text:style-name="标题_20_2_20_Char_20_Char"><text:span text:style-name="T56">Who Needs This Book? </text:span></text:span><text:span text:style-name="T55">|</text:span><text:span text:style-name="T56"> 谁是本书的读者？</text:span></text:p>
      <text:p text:style-name="P4"/>
      <text:p text:style-name="P20"><text:span text:style-name="T62">It is not MindShare's intention to convince the reader that the InfiniBand networking technology is superior to other networking technologies. As with all of our books, our goal is to provide a detailed description of the InfiniBand technology for those tasked with designing InfiniBand hardware and/or software, as well as those responsible for supporting the technology once it has been deployed. </text:span><text:span text:style-name="T23">说服读者相信IB网络技术比其他网络技术更高大上并不是MindShare的意图。和我们所有的书一样，我们的目标是给两类读者群提供IB技术的详细说明，一方面针对那些担负设计IB硬件和（或）软件任务的读者群, 另一方面针对那些负责提供IB技术支持（因为相应的技术已经部署完毕）的读者群。</text:span></text:p>
      <text:p text:style-name="P28"/>
      <text:p text:style-name="Standard"><text:span text:style-name="标题_20_2_20_Char_20_Char"><text:span text:style-name="T56">The MindShare Architecture Series</text:span></text:span><text:span text:style-name="T56"> </text:span><text:span text:style-name="T55">|</text:span><text:span text:style-name="T56"> M</text:span><text:span text:style-name="T57">ind</text:span><text:span text:style-name="T56">S</text:span><text:span text:style-name="T57">hare</text:span><text:span text:style-name="T56">体系结构系列</text:span></text:p>
      <text:p text:style-name="P4"/>
      <text:p text:style-name="P21"><text:span text:style-name="T15">The MindShare System Architecture book series is published by Addison-Wesley and includes the publications shown in Table 1. </text:span><text:span text:style-name="T23">MindShare系统体系结构图书系列是由Addision-Wesley出版的，包括了表１所列举的出版物。</text:span></text:p>
      <text:p text:style-name="P12"/>
      <text:p text:style-name="P18">Table 1. PC Architecture Book Seri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Category</text:p>
          </table:table-cell>
          <table:table-cell table:style-name="Table1.A1" office:value-type="string">
            <text:p text:style-name="P16">Title</text:p>
          </table:table-cell>
          <table:table-cell table:style-name="Table1.A1" office:value-type="string">
            <text:p text:style-name="P16">Edition</text:p>
          </table:table-cell>
          <table:table-cell table:style-name="Table1.D1" office:value-type="string">
            <text:p text:style-name="P16">ISBN</text:p>
          </table:table-cell>
        </table:table-row>
        <table:table-row table:style-name="Table1.1">
          <table:table-cell table:style-name="Table1.A1" table:number-rows-spanned="4" office:value-type="string">
            <text:p text:style-name="P16"/>
            <text:p text:style-name="P16"/>
            <text:p text:style-name="P16">Processor Architecture</text:p>
          </table:table-cell>
          <table:table-cell table:style-name="Table1.A1" office:value-type="string">
            <text:p text:style-name="P16">80486 System Architecture</text:p>
          </table:table-cell>
          <table:table-cell table:style-name="Table1.A1" office:value-type="string">
            <text:p text:style-name="P16">3rd</text:p>
          </table:table-cell>
          <table:table-cell table:style-name="Table1.D1" office:value-type="string">
            <text:p text:style-name="P16">0-201-40994-1</text:p>
          </table:table-cell>
        </table:table-row>
        <table:table-row table:style-name="Table1.1">
          <table:covered-table-cell/>
          <table:table-cell table:style-name="Table1.A1" office:value-type="string">
            <text:p text:style-name="P16">Pentium Processor System Architecture</text:p>
          </table:table-cell>
          <table:table-cell table:style-name="Table1.A1" office:value-type="string">
            <text:p text:style-name="P16">2nd</text:p>
          </table:table-cell>
          <table:table-cell table:style-name="Table1.D1" office:value-type="string">
            <text:p text:style-name="P16">0-201-40992-5</text:p>
          </table:table-cell>
        </table:table-row>
        <table:table-row table:style-name="Table1.1">
          <table:covered-table-cell/>
          <table:table-cell table:style-name="Table1.A1" office:value-type="string">
            <text:p text:style-name="P16">Pentium Pro and Pentium II System Architecture</text:p>
          </table:table-cell>
          <table:table-cell table:style-name="Table1.A1" office:value-type="string">
            <text:p text:style-name="P16">2nd</text:p>
          </table:table-cell>
          <table:table-cell table:style-name="Table1.D1" office:value-type="string">
            <text:p text:style-name="P16">0-201-30973-4</text:p>
          </table:table-cell>
        </table:table-row>
        <table:table-row table:style-name="Table1.1">
          <table:covered-table-cell/>
          <table:table-cell table:style-name="Table1.A1" office:value-type="string">
            <text:p text:style-name="P16">PowerPC System Architecture</text:p>
          </table:table-cell>
          <table:table-cell table:style-name="Table1.A1" office:value-type="string">
            <text:p text:style-name="P16">1st</text:p>
          </table:table-cell>
          <table:table-cell table:style-name="Table1.D1" office:value-type="string">
            <text:p text:style-name="P16">0-201-40990-9</text:p>
          </table:table-cell>
        </table:table-row>
      </table:table>
      <text:p text:style-name="P11"/>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17">Table 1. PC Architecture Book Series (Continu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Category</text:p>
          </table:table-cell>
          <table:table-cell table:style-name="Table2.A1" office:value-type="string">
            <text:p text:style-name="P15">Title</text:p>
          </table:table-cell>
          <table:table-cell table:style-name="Table2.A1" office:value-type="string">
            <text:p text:style-name="P15">Edition</text:p>
          </table:table-cell>
          <table:table-cell table:style-name="Table2.D1" office:value-type="string">
            <text:p text:style-name="P15">ISBN</text:p>
          </table:table-cell>
        </table:table-row>
        <table:table-row table:style-name="Table2.1">
          <table:table-cell table:style-name="Table2.A1" table:number-rows-spanned="6" office:value-type="string">
            <text:p text:style-name="P15"/>
            <text:p text:style-name="P15"/>
            <text:p text:style-name="P15"/>
            <text:p text:style-name="P15">Bus Architecture</text:p>
          </table:table-cell>
          <table:table-cell table:style-name="Table2.A1" office:value-type="string">
            <text:p text:style-name="P15">PCI System Architecture</text:p>
          </table:table-cell>
          <table:table-cell table:style-name="Table2.A1" office:value-type="string">
            <text:p text:style-name="P15">4th</text:p>
          </table:table-cell>
          <table:table-cell table:style-name="Table2.D1" office:value-type="string">
            <text:p text:style-name="P15">0-201-30974-2</text:p>
          </table:table-cell>
        </table:table-row>
        <table:table-row table:style-name="Table2.1">
          <table:covered-table-cell/>
          <table:table-cell table:style-name="Table2.A1" office:value-type="string">
            <text:p text:style-name="P15">EISA System Architecture</text:p>
          </table:table-cell>
          <table:table-cell table:style-name="Table2.A1" office:value-type="string">
            <text:p text:style-name="P15">Out-of-print</text:p>
          </table:table-cell>
          <table:table-cell table:style-name="Table2.D1" office:value-type="string">
            <text:p text:style-name="P15">0-201-40995-X</text:p>
          </table:table-cell>
        </table:table-row>
        <table:table-row table:style-name="Table2.1">
          <table:covered-table-cell/>
          <table:table-cell table:style-name="Table2.A1" office:value-type="string">
            <text:p text:style-name="P15">Firewire System Architecture: IEEE 1394</text:p>
          </table:table-cell>
          <table:table-cell table:style-name="Table2.A1" office:value-type="string">
            <text:p text:style-name="P15">2nd</text:p>
          </table:table-cell>
          <table:table-cell table:style-name="Table2.D1" office:value-type="string">
            <text:p text:style-name="P15">0-201-48535-4</text:p>
          </table:table-cell>
        </table:table-row>
        <table:table-row table:style-name="Table2.1">
          <table:covered-table-cell/>
          <table:table-cell table:style-name="Table2.A1" office:value-type="string">
            <text:p text:style-name="P15">ISA System Architecture</text:p>
          </table:table-cell>
          <table:table-cell table:style-name="Table2.A1" office:value-type="string">
            <text:p text:style-name="P15">3rd</text:p>
          </table:table-cell>
          <table:table-cell table:style-name="Table2.D1" office:value-type="string">
            <text:p text:style-name="P15">0-201-40996-8</text:p>
          </table:table-cell>
        </table:table-row>
        <table:table-row table:style-name="Table2.1">
          <table:covered-table-cell/>
          <table:table-cell table:style-name="Table2.A1" office:value-type="string">
            <text:p text:style-name="P15">Universal Serial Bus System Architecture</text:p>
          </table:table-cell>
          <table:table-cell table:style-name="Table2.A1" office:value-type="string">
            <text:p text:style-name="P15">1st</text:p>
          </table:table-cell>
          <table:table-cell table:style-name="Table2.D1" office:value-type="string">
            <text:p text:style-name="P15">0-201-46137-4</text:p>
          </table:table-cell>
        </table:table-row>
        <table:table-row table:style-name="Table2.1">
          <table:covered-table-cell/>
          <table:table-cell table:style-name="Table2.A1" office:value-type="string">
            <text:p text:style-name="P15">PCI-X System Architecture</text:p>
          </table:table-cell>
          <table:table-cell table:style-name="Table2.A1" office:value-type="string">
            <text:p text:style-name="P15">1st</text:p>
          </table:table-cell>
          <table:table-cell table:style-name="Table2.D1" office:value-type="string">
            <text:p text:style-name="P15">0-201-72682-3</text:p>
          </table:table-cell>
        </table:table-row>
        <table:table-row table:style-name="Table2.1">
          <table:table-cell table:style-name="Table2.A1" office:value-type="string">
            <text:p text:style-name="P15">Network Architecture</text:p>
          </table:table-cell>
          <table:table-cell table:style-name="Table2.A1" office:value-type="string">
            <text:p text:style-name="P15">InfiniBand Network Archi-</text:p>
            <text:p text:style-name="P15">tecture</text:p>
          </table:table-cell>
          <table:table-cell table:style-name="Table2.A1" office:value-type="string">
            <text:p text:style-name="P15">1st</text:p>
          </table:table-cell>
          <table:table-cell table:style-name="Table2.D1" office:value-type="string">
            <text:p text:style-name="P15">0-321-11765-4</text:p>
          </table:table-cell>
        </table:table-row>
        <table:table-row table:style-name="Table2.1">
          <table:table-cell table:style-name="Table2.A1" table:number-rows-spanned="5" office:value-type="string">
            <text:p text:style-name="P15"/>
            <text:p text:style-name="P15"/>
            <text:p text:style-name="P15">Other Architectures</text:p>
          </table:table-cell>
          <table:table-cell table:style-name="Table2.A1" office:value-type="string">
            <text:p text:style-name="P15">PCMCIA System Architecture</text:p>
          </table:table-cell>
          <table:table-cell table:style-name="Table2.A1" office:value-type="string">
            <text:p text:style-name="P15">2nd</text:p>
          </table:table-cell>
          <table:table-cell table:style-name="Table2.D1" office:value-type="string">
            <text:p text:style-name="P15">0-201-40991-7</text:p>
          </table:table-cell>
        </table:table-row>
        <table:table-row table:style-name="Table2.1">
          <table:covered-table-cell/>
          <table:table-cell table:style-name="Table2.A1" office:value-type="string">
            <text:p text:style-name="P15">CardBus System Architecture</text:p>
          </table:table-cell>
          <table:table-cell table:style-name="Table2.A1" office:value-type="string">
            <text:p text:style-name="P15">1st</text:p>
          </table:table-cell>
          <table:table-cell table:style-name="Table2.D1" office:value-type="string">
            <text:p text:style-name="P15">0-201-40997-6</text:p>
          </table:table-cell>
        </table:table-row>
        <table:table-row table:style-name="Table2.1">
          <table:covered-table-cell/>
          <table:table-cell table:style-name="Table2.A1" office:value-type="string">
            <text:p text:style-name="P15">Plug and Play System Architecture</text:p>
          </table:table-cell>
          <table:table-cell table:style-name="Table2.A1" office:value-type="string">
            <text:p text:style-name="P15">1st</text:p>
          </table:table-cell>
          <table:table-cell table:style-name="Table2.D1" office:value-type="string">
            <text:p text:style-name="P15">0-201-41013-3</text:p>
          </table:table-cell>
        </table:table-row>
        <table:table-row table:style-name="Table2.1">
          <table:covered-table-cell/>
          <table:table-cell table:style-name="Table2.A1" office:value-type="string">
            <text:p text:style-name="P15">Protected Mode Software Architecture</text:p>
          </table:table-cell>
          <table:table-cell table:style-name="Table2.A1" office:value-type="string">
            <text:p text:style-name="P15">1st</text:p>
          </table:table-cell>
          <table:table-cell table:style-name="Table2.D1" office:value-type="string">
            <text:p text:style-name="P15">0-201-55447-X</text:p>
          </table:table-cell>
        </table:table-row>
        <table:table-row table:style-name="Table2.1">
          <table:covered-table-cell/>
          <table:table-cell table:style-name="Table2.A1" office:value-type="string">
            <text:p text:style-name="P15">AGP System Architecture</text:p>
          </table:table-cell>
          <table:table-cell table:style-name="Table2.A1" office:value-type="string">
            <text:p text:style-name="P15">1st</text:p>
          </table:table-cell>
          <table:table-cell table:style-name="Table2.D1" office:value-type="string">
            <text:p text:style-name="P15">0-201-37964-3</text:p>
          </table:table-cell>
        </table:table-row>
      </table:table>
      <text:p text:style-name="Standard"/>
      <text:p text:style-name="P12"/>
      <text:p text:style-name="Standard"><text:span text:style-name="标题_20_2_20_Char_20_Char"><text:span text:style-name="T56">Cautionary Note</text:span></text:span><text:span text:style-name="T56"> </text:span><text:span text:style-name="T55">|</text:span><text:span text:style-name="T56"> 警示说明</text:span></text:p>
      <text:p text:style-name="P4"/>
      <text:p text:style-name="P20"><text:span text:style-name="T15">The reader should keep in mind that MindShare’s book series often deals with rapidly evolving technologies. This being the case, it should be recognized that the book is a “snapshot” of the state of the targeted technology at the time that the book was completed. We attempt to update each book on a timely basis to reflect changes in the targeted technology, but, due to various factors (waiting for the next version of the spec to be “frozen”, the time necessary to make the changes, and the time to produce the books and get them out to the distribution channels), there will always be a delay. </text:span><text:span text:style-name="T23">读者应当牢记在心，MindShare的图书系列经常跟快速演进的技术打交道。既然如此，读者须意识到本书只不过是要介绍的技术在此书定稿时候其所处状态的“快照”罢了。我们尝试着及时地去更新每一本书，试图与要介绍的技术之变化保持同步。但是，总是会有延迟，因为多种因素的影响。</text:span><text:span text:style-name="T41">(</text:span><text:span text:style-name="T23">比如等待规范的下一个版本的定稿，修改图书必须耗费的时间，印刷新书的时间和将新书递送到分销渠道手里的时间。</text:span><text:span text:style-name="T41">)</text:span></text:p>
      <text:p text:style-name="P32"/>
      <text:p text:style-name="P4">Specifications This Book Is Based on <text:span text:style-name="T22">|</text:span> 本书基于的规范</text:p>
      <text:p text:style-name="P4"/>
      <text:p text:style-name="P23">This book is based on Volumes 1 and 2 of the version 1.0a InfiniBand Specification. <text:span text:style-name="T23">本书是作者基于IB规范(1.0a版本)的卷一和卷二写作而成。</text:span></text:p>
      <text:p text:style-name="P13"><text:soft-page-break/></text:p>
      <text:p text:style-name="P13"/>
      <text:p text:style-name="P13"/>
      <text:p text:style-name="P4">Specification Is the Final World <text:span text:style-name="T22">|</text:span> 规范才是王道</text:p>
      <text:p text:style-name="P4"/>
      <text:p text:style-name="P23">As with all of our books, this book represents the author’s interpretation of the IBA 1.0a specification. When in doubt, the specification is the final world. <text:span text:style-name="T23">和我们所有的书一样，本书仅仅代表了作者本人对IBA 1.0a规范的解读。如有疑问，请查阅IBA规范(详细说明书)。</text:span></text:p>
      <text:p text:style-name="P12"/>
      <text:p text:style-name="P4">Organization of This Book <text:span text:style-name="T22">|</text:span> 本书的组织结构</text:p>
      <text:p text:style-name="P4"/>
      <text:p text:style-name="P23">The book is organized as follows: <text:span text:style-name="T23">本书由如下几个部分构成：</text:span></text:p>
      <text:p text:style-name="P23"><text:span text:style-name="T2">Part 1:</text:span><text:span text:style-name="T1"> Introductory Topics. A comprehensive overview of the InfiniBand technology can be gained from this part of the book. The reader who does not need a comprehensive understanding of all the tortuous detail can just read this part. </text:span><text:span text:style-name="T23">第一部分：专题式入门介绍。这一部分将会给出IB技术的全面概述。如果你并不需要全面深入地了解IB技术的具体细节，只阅读这一部分就足够了。</text:span></text:p>
      <text:p text:style-name="P23"><text:span text:style-name="T2">Part 2:</text:span><text:span text:style-name="T1"> QP Creation and Operation. </text:span><text:span text:style-name="T23">第二部分：QP的创建和操作。</text:span></text:p>
      <text:p text:style-name="P23"><text:span text:style-name="T2">Part 3:</text:span><text:span text:style-name="T1"> Protection Mechanisms. </text:span><text:span text:style-name="T24">第三部分：保护机制。</text:span></text:p>
      <text:p text:style-name="P23"><text:span text:style-name="T2">Part 4:</text:span><text:span text:style-name="T1"> Detailed Description of the Transport Services. </text:span><text:span text:style-name="T24">第四部分：关于传输服务的详细描述。</text:span></text:p>
      <text:p text:style-name="P23"><text:span text:style-name="T2">Part 5:</text:span><text:span text:style-name="T1"> Link and Physical Layer Descriptions. </text:span><text:span text:style-name="T24">第五部分：链路及物理层描述。</text:span></text:p>
      <text:p text:style-name="P23"><text:span text:style-name="T2">Part 6:</text:span><text:span text:style-name="T1"> The SM and the SA. </text:span><text:span text:style-name="T24">第六部分：子网管理器(SM)和子网监管(SA)。</text:span></text:p>
      <text:p text:style-name="P23"><text:span text:style-name="T2">Part 7:</text:span><text:span text:style-name="T1"> General Services. </text:span><text:span text:style-name="T24">第七部分：通用服务。</text:span></text:p>
      <text:p text:style-name="P22"><text:span text:style-name="T8">Appendix:</text:span><text:span text:style-name="T9"> Contains the glossary of terms. </text:span><text:span text:style-name="T24">附录：</text:span><text:span text:style-name="T42">(包括)</text:span><text:span text:style-name="T24">术语表。</text:span></text:p>
      <text:p text:style-name="P29"/>
      <text:p text:style-name="P5">Documentation Conventions <text:span text:style-name="T22">|</text:span> 文档约定</text:p>
      <text:p text:style-name="P5"/>
      <text:p text:style-name="P23">This document contains conventions for numeric values as follows. <text:span text:style-name="T25">本文档包含了如下所示的数值约定。</text:span></text:p>
      <text:p text:style-name="P30"/>
      <text:p text:style-name="P26">Hexadecimal Notation 十六进制表示法</text:p>
      <text:p text:style-name="P23">This section defines the typographical convention used throughout this book. All hex numbers are followed by an “h.” Examples: <text:span text:style-name="T25">本节定义了一系列排版约定，这些约定将贯穿于本书的始终。</text:span><text:span text:style-name="T26">所有十六进制数都以</text:span><text:span text:style-name="T23">“h.”</text:span><text:span text:style-name="T26">结尾。例如：</text:span></text:p>
      <text:p text:style-name="P33">9A4Eh</text:p>
      <text:p text:style-name="P33">0100h</text:p>
      <text:p text:style-name="P33"/>
      <text:p text:style-name="P26">Binary Notation <text:span text:style-name="T58">二进制表示法</text:span></text:p>
      <text:p text:style-name="P23">All binary numbers are followed by a “b.” Examples: <text:span text:style-name="T26">所有二进制数都以</text:span><text:span text:style-name="T27">“</text:span><text:span text:style-name="T28">b</text:span><text:span text:style-name="T27">.”</text:span><text:span text:style-name="T26">结尾。例如：</text:span></text:p>
      <text:p text:style-name="P33">0001 0101b</text:p>
      <text:p text:style-name="P33">01b</text:p>
      <text:p text:style-name="P33"/>
      <text:p text:style-name="P27"><text:soft-page-break/><text:span text:style-name="T11">Decimal Notation </text:span><text:span text:style-name="T12">十进制表示法</text:span></text:p>
      <text:p text:style-name="P23">Numbers without any suffix are decimal. When required for clarity, decimal numbers are followed by a “d.” The following examples each represent a decimal number. <text:span text:style-name="T29">所有没有后缀的数字都代表十进制数。当需要特别澄清的时候，十进制数会以"d."结尾。下面的买一个例子都表示一个十进制数。</text:span></text:p>
      <text:p text:style-name="P33">16</text:p>
      <text:p text:style-name="P33">255</text:p>
      <text:p text:style-name="P33">256d</text:p>
      <text:p text:style-name="P33">128d</text:p>
      <text:p text:style-name="P33"/>
      <text:p text:style-name="P26">Bits Versus Bytes Notation 位表示法 v.s. 字节表示法</text:p>
      <text:p text:style-name="P23">All abbreviations for “bits” use lower case. For example: <text:span text:style-name="T30">对"bits"的缩写一律用小写字母。例如：</text:span></text:p>
      <text:p text:style-name="P33">2.5Gb/s<text:tab/> = 2.5 Gigabits per second. <text:tab/><text:span text:style-name="T30">2.5Gb/s<text:tab/> = 2.5G 位每秒。</text:span></text:p>
      <text:p text:style-name="P33">2Mb<text:tab/> = 2 Megabits. <text:tab/><text:tab/><text:tab/><text:tab/><text:span text:style-name="T30">2.5Mb<text:tab/> = 2.5M 位。</text:span></text:p>
      <text:p text:style-name="P23">All references to “bytes” are specified in upper cases. For example: <text:span text:style-name="T30">对"bytes"的缩写一律用大写字母。例如：</text:span></text:p>
      <text:p text:style-name="P33">10MB/s<text:tab/> = 10 Megabytes per s<text:span text:style-name="T13">e</text:span>cond.<text:tab/><text:span text:style-name="T30">10MB/s<text:tab/> = 10M 字节每秒。</text:span></text:p>
      <text:p text:style-name="P33">2KB<text:tab/> = 2 Kilobytes.<text:tab/><text:tab/><text:tab/><text:tab/><text:tab/><text:span text:style-name="T30">2KB<text:tab/> <text:tab/> = 2K 字节。</text:span></text:p>
      <text:p text:style-name="P23">Other designations: <text:span text:style-name="T31">其他代表符号：</text:span></text:p>
      <text:p text:style-name="P33">“lsb” refers to the least-significant bit. <text:tab/><text:tab/><text:span text:style-name="T31">"lsb"代表最低有效位。</text:span></text:p>
      <text:p text:style-name="P33">“LSB” refers to the least-significant byte.<text:tab/><text:span text:style-name="T31">"LSB"代表最低有效字节。</text:span></text:p>
      <text:p text:style-name="P33">“msb” refers to the most-significant bit.<text:tab/><text:span text:style-name="T31">"msb"代表最高有效位。</text:span></text:p>
      <text:p text:style-name="P34">“MSB” refers to the most-significant byte.<text:tab/><text:span text:style-name="T31">"MSB"代表最高有效字节。</text:span></text:p>
      <text:p text:style-name="P34"><text:tab/></text:p>
      <text:p text:style-name="P19">Bit Fields (Logical Groups of Bits or Signals) <text:span text:style-name="T21">位域(位或信号的逻辑分组)</text:span></text:p>
      <text:p text:style-name="P23">In many cases, bit fields are documented as [15:8], with this example referring to bits 8 through 15. <text:span text:style-name="T23">在许多情况下，位域被文档化为形如[N:M]格式，例如[15:8]，指第8位到第15位。</text:span></text:p>
      <text:p text:style-name="P13"/>
      <text:p text:style-name="P4">Visit Our Web Site <text:span text:style-name="T51">|</text:span><text:span text:style-name="T14"> 欢迎访问我们的网站</text:span></text:p>
      <text:p text:style-name="P4"/>
      <text:p text:style-name="P24">In addition to listing all of our courses <text:span text:style-name="T14">and books, our web site contains: </text:span><text:span text:style-name="T32">除了列出所有的课程和图书外，我们的网站还包括:</text:span></text:p>
      <text:p text:style-name="P24"><text:span text:style-name="T4">• </text:span><text:span text:style-name="T3">Errata for a number of the books. </text:span><text:span text:style-name="T46">对一些书所做的勘误。</text:span></text:p>
      <text:p text:style-name="P24"><text:span text:style-name="T4">• </text:span><text:span text:style-name="T3">Information on the courses that we teach at your site as well as live over the web to your site(s). </text:span><text:span text:style-name="T46">课程信息...</text:span></text:p>
      <text:p text:style-name="P24"><text:span text:style-name="T6">• </text:span><text:span text:style-name="T5">Short courses available for viewing. </text:span><text:span text:style-name="T47">可供观赏的短期课程。</text:span></text:p>
      <text:p text:style-name="P24"><text:span text:style-name="T6">• </text:span><text:span text:style-name="T5">Technical papers. </text:span><text:span text:style-name="T47">技术论文。</text:span></text:p>
      <text:p text:style-name="P33">www.mindshare.com</text:p>
      <text:p text:style-name="P33"/>
      <text:p text:style-name="P23">Our publisher's web site contains a listing or our currently available books and includes pricing and ordering information. Their home page is accessible at: <text:span text:style-name="T32">我们的出版商的网站包含了一个列表(或是我们的当前可用的书籍)和定价以及订购信息。如需访问他们的主</text:span><text:soft-page-break/><text:span text:style-name="T32">页，请浏览网址：</text:span></text:p>
      <text:p text:style-name="P33">www.awl.com/cseng</text:p>
      <text:p text:style-name="P33"/>
      <text:p text:style-name="P4"><text:span text:style-name="T15">We Want Your Feedback </text:span><text:span text:style-name="T49">|</text:span><text:span text:style-name="T15"> </text:span><text:span text:style-name="T16">期待您的反馈意见</text:span></text:p>
      <text:p text:style-name="P6"/>
      <text:p text:style-name="P23"><text:span text:style-name="T15">MindShare values your comments and suggestions. You can contact us via mail, phone, fax or Internet email. </text:span><text:span text:style-name="T44">M</text:span><text:span text:style-name="T45">ind</text:span><text:span text:style-name="T44">S</text:span><text:span text:style-name="T45">hare</text:span><text:span text:style-name="T44">非常重视您的意见和建议。您可以通过书信，电话，传真或电子邮件与我们取得联系。</text:span></text:p>
      <text:p text:style-name="P31"/>
      <text:p text:style-name="P23"><text:span text:style-name="T15">Phone: (719)487-1417 and in the U.S. (800)633-1440.<text:tab/></text:span><text:span text:style-name="T43">电话</text:span></text:p>
      <text:p text:style-name="P23"><text:span text:style-name="T15">Fax: (719)487-1434. </text:span><text:span text:style-name="T43">传真</text:span></text:p>
      <text:p text:style-name="P20"><text:span text:style-name="T10">Technical seminars: </text:span><text:span text:style-name="T7">E-mail &lt;nancy@mindshare.com&gt; </text:span><text:span text:style-name="T48">技术研讨会</text:span></text:p>
      <text:p text:style-name="P23"><text:span text:style-name="T5">Technical questions: </text:span><text:span text:style-name="T7">E-mail &lt;tom@midshare.com&gt;, or &lt;don@mindshare.com&gt; </text:span><text:span text:style-name="T48">技术问题</text:span></text:p>
      <text:p text:style-name="P23"><text:span text:style-name="T15">Mailing Address: </text:span><text:span text:style-name="T43">通讯地址</text:span></text:p>
      <text:p text:style-name="P33">MindShare Inc.</text:p>
      <text:p text:style-name="P33">4285 Slash Pine Drive</text:p>
      <text:p text:style-name="P33">Colorado Springs, CO 8090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text:span text:style-name="T53">Part 1 </text:span><text:span text:style-name="T54">| 第一部分</text:span></text:p>
      <text:p text:style-name="P8">Core Concepts <text:span text:style-name="T61">| 核心概念</text:span></text:p>
      <text:p text:style-name="P13"/>
      <text:p text:style-name="P4">This Part <text:span text:style-name="T50">|</text:span><text:span text:style-name="T18"> 这一部分</text:span></text:p>
      <text:p text:style-name="P23">Part 1 introduces basic concepts and terminology and consists of the following chapters: <text:span text:style-name="T33">第一部分将介绍基本的概念和术语，由如下章节组成：</text:span></text:p>
      <text:p text:style-name="P25">Chapter 1 <text:s/>– Basic Terms and Concepts. </text:p>
      <text:p text:style-name="P35"><text:span text:style-name="T23">第</text:span><text:span text:style-name="T34">1</text:span><text:span text:style-name="T23">章</text:span><text:span text:style-name="T35">：基本术语和概念。</text:span></text:p>
      <text:p text:style-name="P25">Chapter 2 <text:s/>– Intro to Attributes and Managers. </text:p>
      <text:p text:style-name="P35"><text:span text:style-name="T23">第</text:span><text:span text:style-name="T34">2</text:span><text:span text:style-name="T23">章</text:span><text:span text:style-name="T35">：属性和管理器介绍。</text:span></text:p>
      <text:p text:style-name="P25">Chapter 3 <text:s/>– QP: Message Transfer Mechanism. </text:p>
      <text:p text:style-name="P36"><text:span text:style-name="T23">第</text:span><text:span text:style-name="T34">3</text:span><text:span text:style-name="T23">章</text:span><text:span text:style-name="T35">：QP:报文</text:span><text:span text:style-name="T39">(</text:span><text:span text:style-name="T35">消息</text:span><text:span text:style-name="T39">)</text:span><text:span text:style-name="T35">传输机制。</text:span></text:p>
      <text:p text:style-name="P25">Chapter 4 <text:s/>– <text:span text:style-name="T17">Intro to Transport Types. </text:span></text:p>
      <text:p text:style-name="P35"><text:span text:style-name="T36">第</text:span><text:span text:style-name="T34">4</text:span><text:span text:style-name="T36">章：传输类型介绍。</text:span></text:p>
      <text:p text:style-name="P25">Chapter 5 <text:s/>– Intro to Send/Receive Operations. </text:p>
      <text:p text:style-name="P37">第<text:span text:style-name="T59">5</text:span>章<text:span text:style-name="T60">：发送/接收操作介绍。</text:span></text:p>
      <text:p text:style-name="P25">Chapter 6 <text:s/>– Division of Labor.<text:tab/><text:tab/><text:tab/><text:tab/> </text:p>
      <text:p text:style-name="P37">第<text:span text:style-name="T59">6</text:span>章<text:span text:style-name="T60">：劳动分工。</text:span></text:p>
      <text:p text:style-name="P25">Chapter 7 <text:s/>– Subnet-Local Addressing.<text:tab/></text:p>
      <text:p text:style-name="P37">第<text:span text:style-name="T59">7</text:span>章<text:span text:style-name="T60">：子网局部寻址。</text:span></text:p>
      <text:p text:style-name="P25">Chapter 8 <text:s/>– Global Addressing.<text:tab/><text:tab/><text:tab/><text:tab/> </text:p>
      <text:p text:style-name="P37">第<text:span text:style-name="T59">8</text:span>章<text:span text:style-name="T60">：全局寻址。</text:span></text:p>
      <text:p text:style-name="P25">Chapter 9 <text:s/>– Intro to the Managers.<text:tab/><text:tab/><text:tab/> </text:p>
      <text:p text:style-name="P37">第<text:span text:style-name="T59">9</text:span>章<text:span text:style-name="T60">：管理器介绍。</text:span></text:p>
      <text:p text:style-name="P25">Chapter 10 – Intro to Connection Establishment.</text:p>
      <text:p text:style-name="P37">第<text:span text:style-name="T59">10</text:span>章<text:span text:style-name="T60">：连接建立介绍。</text:span></text:p>
      <text:p text:style-name="P25">Chapter 11 – PSN Usage.<text:tab/><text:tab/><text:tab/><text:tab/><text:tab/><text:tab/> </text:p>
      <text:p text:style-name="P37">第<text:span text:style-name="T59">11</text:span>章<text:span text:style-name="T60">：包序列号(PSN)的用法。</text:span></text:p>
      <text:p text:style-name="P23"/>
      <text:p text:style-name="P4">The Next Part <text:span text:style-name="T52">|</text:span><text:span text:style-name="T19"> 下一部分</text:span></text:p>
      <text:p text:style-name="P23">Part 2 <text:span text:style-name="T20">begins the portion of the book that provides detailed information about the InfiniBand technology.</text:span> <text:span text:style-name="T20">Part 2 provides a detailed description of the creation of, the management of, and the basic operations of the various types of Queue Pairs. Part 2 </text:span>contains of the following chapters: <text:span text:style-name="T23">本书自第二部分起</text:span><text:span text:style-name="T37">，开始</text:span><text:span text:style-name="T23">对</text:span><text:span text:style-name="T38">IB技术进行详细的介绍。第二部分将对各种类型的QP(或译作”队列</text:span><text:span text:style-name="T40">对</text:span><text:span text:style-name="T38">”)的创建，管理以及基本操作做出详细的描述。它包括如下章节：</text:span></text:p>
      <text:p text:style-name="P25">Chapter 1<text:span text:style-name="T19">2 – QP Verbs and QP State Machine.<text:tab/> </text:span></text:p>
      <text:p text:style-name="P38">第12章：QP Verbs和QP 状态机。</text:p>
      <text:p text:style-name="P25">Chapter 1<text:span text:style-name="T19">3 – WRs, WQEs, and CQEs.<text:tab/><text:tab/><text:tab/><text:tab/> </text:span></text:p>
      <text:p text:style-name="P38">第13章：WRs, WQEs 和CQEs。</text:p>
      <text:p text:style-name="P25"><text:soft-page-break/>Chapter 1<text:span text:style-name="T19">4 – Asynchronous Events and Errors.<text:tab/> </text:span></text:p>
      <text:p text:style-name="P38">第14章：异步事件和异步错误。</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Wingdings" svg:font-family="Wingdings, 方正书宋_GBK"/>
    <style:font-face style:name="宋体" svg:font-family="宋体, 方正书宋_GBK"/>
    <style:font-face style:name="黑体" svg:font-family="黑体, 方正黑体_GBK"/>
    <style:font-face style:name="Arial" svg:font-family="Arial, 'Liberation Sans'" style:font-family-generic="swiss"/>
    <style:font-face style:name="FreeSans1" svg:font-family="FreeSans" style:font-family-generic="swiss"/>
    <style:font-face style:name="Courier 10 Pitch" svg:font-family="'Courier 10 Pitch'" style:font-pitch="fixed"/>
    <style:font-face style:name="Ubuntu" svg:font-family="Ubuntu" style:font-pitch="variable"/>
    <style:font-face style:name="Ubuntu Medium" svg:font-family="'Ubuntu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方正书宋_GBK"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362in" fo:margin-bottom="0.2291in" style:contextual-spacing="false" fo:line-height="200%" fo:keep-together="always" fo:keep-with-next="always"/>
      <style:text-properties fo:font-size="22pt" fo:font-weight="bold" style:letter-kerning="true" style:font-size-asian="22pt" style:font-weight-asian="bold"/>
    </style:style>
    <style:style style:name="Heading_20_2" style:display-name="Heading 2" style:family="paragraph" style:parent-style-name="Standard" style:next-style-name="Standard" style:default-outline-level="2" style:class="text">
      <style:paragraph-properties fo:margin-top="0.1807in" fo:margin-bottom="0.1807in" style:contextual-spacing="false" fo:line-height="172%" fo:keep-together="always" fo:keep-with-next="always"/>
      <style:text-properties style:font-name="Arial" fo:font-family="Arial, 'Liberation Sans'" style:font-family-generic="swiss" fo:font-size="16pt" fo:font-weight="bold" style:font-name-asian="黑体" style:font-family-asian="黑体, 方正黑体_GBK" style:font-size-asian="16pt" style:font-weight-asian="bold" style:font-name-complex="Arial" style:font-family-complex="Arial, 'Liberation Sans'" style:font-family-generic-complex="swiss"/>
    </style:style>
    <style:style style:name="Heading_20_3" style:display-name="Heading 3" style:family="paragraph" style:parent-style-name="Standard" style:next-style-name="Standard" style:default-outline-level="3" style:class="text">
      <style:paragraph-properties fo:margin-top="0.1807in" fo:margin-bottom="0.1807in" style:contextual-spacing="false" fo:line-height="172%" fo:keep-together="always" fo:keep-with-next="always"/>
      <style:text-properties fo:font-size="16pt" fo:font-weight="bold" style:font-size-asian="16pt" style:font-weight-asian="bold"/>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style>
    <style:style style:name="Header" style:family="paragraph" style:parent-style-name="Standard" style:class="extra">
      <style:paragraph-properties fo:line-height="100%" fo:text-align="justify" style:justify-single-word="false" fo:padding-left="0.0555in" fo:padding-right="0.0555in" fo:padding-top="0.0138in" fo:padding-bottom="0.0138in" fo:border="none" style:snap-to-layout-grid="false">
        <style:tab-stops>
          <style:tab-stop style:position="2.8839in" style:type="center"/>
          <style:tab-stop style:position="5.7681in" style:type="right"/>
        </style:tab-stops>
      </style:paragraph-properties>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Wingdings" fo:font-family="Wingdings, 方正书宋_GBK" style:font-name-complex="Wingdings" style:font-family-complex="Wingdings, 方正书宋_GBK"/>
    </style:style>
    <style:style style:name="默认段落字体" style:family="text"/>
    <style:style style:name="标题_20_2_20_Char_20_Char" style:display-name="标题 2 Char Char" style:family="text">
      <style:text-properties style:font-name="Arial" fo:font-family="Arial, 'Liberation Sans'" style:font-family-generic="swiss" fo:font-size="16pt" fo:font-weight="bold" style:font-name-asian="黑体" style:font-family-asian="黑体, 方正黑体_GBK" style:font-size-asian="16pt" style:font-weight-asian="bold" style:font-name-complex="Arial" style:font-family-complex="Arial, 'Liberation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8839in" style:type="center"/>
          <style:tab-stop style:position="5.7681in" style:type="right"/>
        </style:tab-stops>
      </style:paragraph-properties>
    </style:style>
    <style:style style:name="MP2" style:family="paragraph" style:parent-style-name="Footer">
      <style:paragraph-properties>
        <style:tab-stops>
          <style:tab-stop style:position="2.8839in" style:type="center"/>
          <style:tab-stop style:position="5.7681in" style:type="right"/>
        </style:tab-stops>
      </style:paragraph-properties>
    </style:style>
    <style:style style:name="MP3" style:family="paragraph" style:parent-style-name="Standard">
      <style:paragraph-properties style:snap-to-layout-grid="false"/>
      <style:text-properties style:font-name="Arial" fo:font-size="10.5pt" style:font-size-asian="10.5pt" style:font-name-complex="Arial" style:font-size-complex="10.5pt"/>
    </style:style>
    <style:style style:name="MT1" style:family="text"/>
    <style:style style:name="Mfr1" style:family="graphic" style:parent-style-name="Frame">
      <style:graphic-properties fo:margin-left="0.1256in" fo:margin-right="0in" style:run-through="background" style:wrap="run-through" style:number-wrapped-paragraphs="no-limit" style:vertical-pos="from-top" style:vertical-rel="paragraph" style:horizontal-pos="center" style:horizontal-rel="page-content" fo:background-color="#ffffff" style:background-transparency="100%" fo:padding="0.0008in" fo:border="none">
        <style:background-image/>
      </style:graphic-properties>
    </style:style>
    <style:page-layout style:name="Mpm1">
      <style:page-layout-properties fo:page-width="8.2681in" fo:page-height="11.6929in" style:num-format="1" style:print-orientation="portrait" fo:margin-top="0.5909in" fo:margin-bottom="0.689in" fo:margin-left="1.25in" fo:margin-right="1.2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701in" style:dynamic-spacing="true"/>
      </style:header-style>
      <style:footer-style>
        <style:header-footer-properties fo:min-height="0.311in" fo:margin-left="0in" fo:margin-right="0in" fo:margin-top="0.272in" style:dynamic-spacing="true"/>
      </style:footer-style>
    </style:page-layout>
  </office:automatic-styles>
  <office:master-styles>
    <style:master-page style:name="Standard" style:page-layout-name="Mpm1">
      <style:header>
        <text:p text:style-name="MP1"><text:span text:style-name="默认段落字体"/></text:p>
      </style:header>
      <style:footer>
        <text:p text:style-name="MP2"><draw:frame draw:style-name="Mfr1" draw:name="Frame1" text:anchor-type="char" svg:y="0in" draw:z-index="1"><draw:text-box fo:min-height="0.0161in" fo:min-width="0.0161in"><text:p text:style-name="MP3"><text:page-number text:select-page="current">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out This Book</dc:title>
    <meta:initial-creator>Huanian</meta:initial-creator>
    <meta:creation-date>1900-01-02T00:00:00</meta:creation-date>
    <dc:date>2017-02-22T11:37:24.703622422</dc:date>
    <meta:generator>LibreOffice/4.2.7.2$Linux_x86 LibreOffice_project/420m0$Build-2</meta:generator>
    <meta:editing-duration>PT3H32M36S</meta:editing-duration>
    <meta:editing-cycles>117</meta:editing-cycles>
    <meta:document-statistic meta:table-count="2" meta:image-count="0" meta:object-count="0" meta:page-count="8" meta:paragraph-count="174" meta:word-count="2338" meta:character-count="7742" meta:non-whitespace-character-count="6791"/>
    <meta:user-defined meta:name="KSOProductBuildVer">2052-8.1.0.3724</meta:user-defined>
  </office:meta>
</office:document-meta>
</file>